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25-11-13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25-10-14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25-09-16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25-03-24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24-11-14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24-10-16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24-04-08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24-03-12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23-11-07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23-10-16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23-09-25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23-05-03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23-03-28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22-11-09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22-10-10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22-09-20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22-04-19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21-11-04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21-10-0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21-09-07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21-04-06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20-11-02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20-10-07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20-09-08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6468" calcext:value-type="float">
            <text:p>12.12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2928" calcext:value-type="float">
            <text:p>14.2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1288" calcext:value-type="float">
            <text:p>15.1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1956" calcext:value-type="float">
            <text:p>12.60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4984" calcext:value-type="float">
            <text:p>16.25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4876" calcext:value-type="float">
            <text:p>16.91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2416" calcext:value-type="float">
            <text:p>20.09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7808" calcext:value-type="float">
            <text:p>15.2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592" calcext:value-type="float">
            <text:p>16.1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8828" calcext:value-type="float">
            <text:p>15.76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0064" calcext:value-type="float">
            <text:p>14.9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3428" calcext:value-type="float">
            <text:p>14.47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4844" calcext:value-type="float">
            <text:p>18.94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4444" calcext:value-type="float">
            <text:p>19.55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0836" calcext:value-type="float">
            <text:p>18.88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8804" calcext:value-type="float">
            <text:p>16.33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5876" calcext:value-type="float">
            <text:p>17.29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158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08" meta:object-count="0"/>
    <meta:user-defined meta:name="AppVersion">3.0</meta:user-defined>
  </office:meta>
</office:document-meta>
</file>